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4a9d" officeooo:paragraph-rsid="00184a9d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94d3c" officeooo:paragraph-rsid="00194d3c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84a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4">3rd</text:span> of <text:span text:style-name="T4">February</text:span> 202<text:span text:style-name="T3">1</text:span> under the <text:span text:style-name="T4">40th</text:span> PA Meeting.</text:p>
      <text:p text:style-name="P1"/>
      <text:p text:style-name="P1">The Assembly, recognising the current situation,</text:p>
      <text:p text:style-name="P1"/>
      <text:p text:style-name="P5">Constitutes the need to look into a feature, be it a plugin or datapack, to allow people to right click to harvest crops. This to avoid the annoyance of having to replant everything.</text:p>
      <text:p text:style-name="P1"/>
      <text:p text:style-name="P1">And proceeds.</text:p>
      <text:p text:style-name="P1"/>
      <text:p text:style-name="P1">Signed by,</text:p>
      <text:p text:style-name="P4">WilliamAC8</text:p>
      <text:p text:style-name="P4">RedPanda_4</text:p>
      <text:p text:style-name="P4">threebody03</text:p>
      <text:p text:style-name="P4">_yoran_</text:p>
      <text:p text:style-name="P1"/>
      <text:p text:style-name="P1"/>
      <text:p text:style-name="P1"/>
      <text:p text:style-name="Standard"><text:span text:style-name="T1">[</text:span><text:span text:style-name="T2">Motion 40-6: To look into a feature which allows harvesting by right click for all crop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2-03T13:22:35.073502682</dc:date>
    <meta:editing-duration>PT3M9S</meta:editing-duration>
    <meta:editing-cycles>5</meta:editing-cycles>
    <meta:generator>LibreOffice/7.0.4.2$Linux_X86_64 LibreOffice_project/573028415b474775687f7355a6d413c41d013a01</meta:generator>
    <meta:document-statistic meta:table-count="0" meta:image-count="0" meta:object-count="0" meta:page-count="1" meta:paragraph-count="10" meta:word-count="78" meta:character-count="468" meta:non-whitespace-character-count="400"/>
  </office:meta>
</office:document-meta>
</file>